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8080" draw:marker-start-width="0.427cm" draw:marker-end-width="0.427cm" draw:fill="none" draw:textarea-horizontal-align="justify" draw:textarea-vertical-align="middle" draw:auto-grow-height="false" fo:min-height="2.999cm" fo:min-width="2.348cm" fo:padding-top="0.2cm" fo:padding-bottom="0.2cm" fo:padding-left="0.325cm" fo:padding-right="0.325cm"/>
      <style:paragraph-properties style:writing-mode="lr-tb"/>
    </style:style>
    <style:style style:name="gr2" style:family="graphic" style:parent-style-name="standard">
      <style:graphic-properties svg:stroke-width="0.152cm" svg:stroke-color="#008080" draw:marker-start-width="0.427cm" draw:marker-end-width="0.427cm" draw:fill="none" draw:textarea-horizontal-align="justify" draw:textarea-vertical-align="middle" draw:auto-grow-height="false" fo:min-height="3.349cm" fo:min-width="2.499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svg:stroke-width="0.152cm" svg:stroke-color="#008080" draw:marker-start-width="0.427cm" draw:marker-end-width="0.427cm" draw:fill="none" draw:textarea-horizontal-align="justify" draw:textarea-vertical-align="middle" draw:auto-grow-height="false" fo:min-height="3.338cm" fo:min-width="2.7cm" fo:padding-top="0.2cm" fo:padding-bottom="0.2cm" fo:padding-left="0.325cm" fo:padding-right="0.325cm"/>
      <style:paragraph-properties style:writing-mode="lr-tb"/>
    </style:style>
    <style:style style:name="gr4" style:family="graphic" style:parent-style-name="standard">
      <style:graphic-properties svg:stroke-width="0.152cm" svg:stroke-color="#008080" draw:marker-start-width="0.427cm" draw:marker-end-width="0.427cm" draw:fill="none" draw:textarea-horizontal-align="justify" draw:textarea-vertical-align="middle" draw:auto-grow-height="false" fo:min-height="3.148cm" fo:min-width="2.499cm" fo:padding-top="0.2cm" fo:padding-bottom="0.2cm" fo:padding-left="0.325cm" fo:padding-right="0.325cm"/>
      <style:paragraph-properties style:writing-mode="lr-tb"/>
    </style:style>
    <style:style style:name="gr5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1.097cm" fo:min-width="0.847cm" fo:padding-top="0.2cm" fo:padding-bottom="0.2cm" fo:padding-left="0.325cm" fo:padding-right="0.325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35cm" fo:min-width="1.99cm" fo:padding-top="0.125cm" fo:padding-bottom="0.125cm" fo:padding-left="0.25cm" fo:padding-right="0.25cm"/>
      <style:paragraph-properties style:writing-mode="lr-tb"/>
    </style:style>
    <style:style style:name="gr8" style:family="graphic" style:parent-style-name="standard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04cm" fo:padding-top="0.125cm" fo:padding-bottom="0.125cm" fo:padding-left="0.25cm" fo:padding-right="0.25cm"/>
      <style:paragraph-properties style:writing-mode="lr-tb"/>
    </style:style>
    <style:style style:name="gr9" style:family="graphic" style:parent-style-name="standard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5cm" fo:padding-top="0.125cm" fo:padding-bottom="0.125cm" fo:padding-left="0.25cm" fo:padding-right="0.25cm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283cm" fo:padding-top="0.125cm" fo:padding-bottom="0.125cm" fo:padding-left="0.25cm" fo:padding-right="0.25cm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283cm" fo:padding-top="0.125cm" fo:padding-bottom="0.125cm" fo:padding-left="0.25cm" fo:padding-right="0.25cm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407cm" fo:padding-top="0.125cm" fo:padding-bottom="0.125cm" fo:padding-left="0.25cm" fo:padding-right="0.25cm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563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283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407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1.49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2cm" svg:height="5.397cm" svg:x="4.275cm" svg:y="2.315cm">
          <text:p text:style-name="P1">2</text:p>
          <text:p text:style-name="P1">(- +)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763cm" svg:height="5.715cm" svg:x="11.377cm" svg:y="9.617cm">
          <text:p text:style-name="P3">4</text:p>
          <text:p text:style-name="P3">(+ -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5.08cm" svg:height="5.698cm" draw:transform="skewX (-0.00331612557878922) rotate (-0.00331612557878926) translate (4.375cm 9.635cm)">
          <text:p text:style-name="P3">1</text:p>
          <text:p text:style-name="P3">(- -)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4.763cm" svg:height="5.396cm" draw:transform="skewX (-0.00331612557878923) rotate (-0.00331612557878926) translate (11.374cm 2.316cm)">
          <text:p text:style-name="P3">3</text:p>
          <text:p text:style-name="P3">(+ +)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1.905cm" svg:height="1.905cm" svg:x="9.472cm" svg:y="7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18cm" svg:height="0.317cm" svg:x="10.307cm" svg:y="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54cm" svg:height="0.635cm" svg:x="6.662cm" svg:y="8.882cm">
          <text:p text:style-name="P1"><text:span text:style-name="T1">X1 Y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cm" svg:height="0.635cm" svg:x="7.962cm" svg:y="15.382cm">
          <text:p text:style-name="P1"><text:span text:style-name="T1">X1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cm" svg:height="0.635cm" svg:x="3.962cm" svg:y="15.382cm">
          <text:p text:style-name="P1"><text:span text:style-name="T1">X128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cm" svg:height="0.635cm" svg:x="2.862cm" svg:y="8.882cm">
          <text:p text:style-name="P1"><text:span text:style-name="T1">X128 Y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cm" svg:height="0.635cm" svg:x="14.162cm" svg:y="1.482cm">
          <text:p text:style-name="P1"><text:span text:style-name="T2">X1</text:span><text:span text:style-name="T1">28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.783cm" svg:height="0.635cm" svg:x="15.162cm" svg:y="7.982cm">
          <text:p text:style-name="P3"><text:span text:style-name="T2">X128 Y1</text:span><text:span text:style-name="T1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cm" svg:height="0.635cm" svg:x="11.462cm" svg:y="7.982cm">
          <text:p text:style-name="P3"><text:span text:style-name="T2">X1 Y1</text:span><text:span text:style-name="T1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cm" svg:height="0.635cm" svg:x="10.362cm" svg:y="1.482cm">
          <text:p text:style-name="P1"><text:span text:style-name="T1">X1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cm" svg:height="0.635cm" svg:x="14.962cm" svg:y="8.882cm">
          <text:p text:style-name="P1"><text:span text:style-name="T2">X1 </text:span><text:span text:style-name="T1">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2.783cm" svg:height="0.635cm" svg:x="14.362cm" svg:y="15.382cm">
          <text:p text:style-name="P3"><text:span text:style-name="T2">X128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907cm" svg:height="0.635cm" svg:x="10.295cm" svg:y="15.382cm">
          <text:p text:style-name="P3"><text:span text:style-name="T2">X128 Y1</text:span><text:span text:style-name="T1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cm" svg:height="0.635cm" svg:x="11.162cm" svg:y="8.882cm">
          <text:p text:style-name="P1"><text:span text:style-name="T1">X1 Y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3.063cm" svg:height="0.635cm" svg:x="7.262cm" svg:y="1.482cm">
          <text:p text:style-name="P3"><text:span text:style-name="T2">X128 Y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2.783cm" svg:height="0.635cm" svg:x="6.462cm" svg:y="7.982cm">
          <text:p text:style-name="P3"><text:span text:style-name="T2">X1 Y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2.907cm" svg:height="0.635cm" svg:x="2.895cm" svg:y="7.982cm">
          <text:p text:style-name="P3"><text:span text:style-name="T2">X1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cm" svg:height="0.635cm" svg:x="3.562cm" svg:y="1.482cm">
          <text:p text:style-name="P1"><text:span text:style-name="T1">X128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8.415cm" svg:height="11.747cm" svg:x="1.952cm" svg:y="16.24cm">
          <draw:text-box>
            <text:p>m_Zproj = z pos of target (given in cats conf) by default 0</text:p>
            <text:p>CATS1 (z) is -1587.1 mm</text:p>
            <text:p>CATS2 (z) is -1090.1 m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6T19:02:15.122039693</meta:creation-date>
    <dc:date>2025-08-12T17:46:28.050743302</dc:date>
    <meta:editing-duration>PT6M43S</meta:editing-duration>
    <meta:editing-cycles>4</meta:editing-cycles>
    <meta:generator>LibreOffice/7.3.7.2$Linux_X86_64 LibreOffice_project/30$Build-2</meta:generator>
    <meta:document-statistic meta:object-count="23"/>
  </office:meta>
</office:document-meta>
</file>